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8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50"/>
    <style:style style:name="ce7" style:family="table-cell" style:parent-style-name="Default" style:data-style-name="N50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alib" table:style-name="ta1">
        <table:shapes>
          <draw:frame draw:z-index="0" draw:style-name="gr1" draw:text-style-name="P1" svg:width="120mm" svg:height="67.5mm" svg:x="209.46mm" svg:y="12.68mm">
            <loext:p draw:notify-on-update-of-ranges="Calib.F11:Calib.F11 Calib.C5:Calib.C13 Calib.J4:Calib.J4 Calib.J5:Calib.J13 Calib.F11:Calib.F11 Calib.C5:Calib.C13 Calib.K4:Calib.K4 Calib.K5:Calib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mm" svg:height="67.6mm" svg:x="333.3mm" svg:y="13.21mm">
            <loext:p draw:notify-on-update-of-ranges="Calib.C14:Calib.C14 Calib.C15:Calib.C23 Calib.J14:Calib.J14 Calib.J15:Calib.J23 Calib.C14:Calib.C14 Calib.C15:Calib.C23 Calib.K14:Calib.K14 Calib.K15:Calib.K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0mm" svg:height="67.5mm" svg:x="208.91mm" svg:y="88.65mm">
            <loext:p draw:notify-on-update-of-ranges="Calib.C24:Calib.C24 Calib.C25:Calib.C33 Calib.J24:Calib.J24 Calib.J25:Calib.J33 Calib.C24:Calib.C24 Calib.C25:Calib.C33 Calib.K24:Calib.K24 Calib.K25:Calib.K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0mm" svg:height="67.5mm" svg:x="334.13mm" svg:y="88.83mm">
            <loext:p draw:notify-on-update-of-ranges="Calib.C34:Calib.C34 Calib.C35:Calib.C43 Calib.J34:Calib.J34 Calib.J35:Calib.J43 Calib.C34:Calib.C34 Calib.C35:Calib.C43 Calib.K34:Calib.K34 Calib.K35:Calib.K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4.64mm" svg:height="70.11mm" svg:x="209.41mm" svg:y="163.77mm">
            <loext:p draw:notify-on-update-of-ranges="Calib.F11:Calib.F11 Calib.C5:Calib.C13 Calib.L5:Calib.L13 Calib.C25:Calib.C33 Calib.L25:Calib.L33 Calib.C35:Calib.C43 Calib.L35:Calib.L43 Calib.C15:Calib.C23 Calib.L15:Calib.L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3"/>
        <table:table-column table:style-name="co4" table:default-cell-style-name="ce4"/>
        <table:table-column table:style-name="co1" table:default-cell-style-name="ce5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03" table:default-cell-style-name="Default"/>
        <table:table-row table:style-name="ro1" table:number-rows-repeated="3"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f voltage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medel</text:p>
          </table:table-cell>
          <table:table-cell table:style-name="ce2" office:value-type="string" calcext:value-type="string">
            <text:p>stdav</text:p>
          </table:table-cell>
          <table:table-cell table:style-name="ce2" office:value-type="string" calcext:value-type="string">
            <text:p>AD-diff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D5:.I5])" office:value-type="float" office:value="8.16666666666667" calcext:value-type="float">
            <text:p>8</text:p>
          </table:table-cell>
          <table:table-cell table:formula="of:=STDEV([.D5:.I5])" office:value-type="float" office:value="1.16904519445001" calcext:value-type="float">
            <text:p>1,2</text:p>
          </table:table-cell>
          <table:table-cell table:formula="of:=[.C5]/5*1023 - [.J5]" office:value-type="float" office:value="-8.16666666666667" calcext:value-type="float">
            <text:p>-8,17</text:p>
          </table:table-cell>
          <table:table-cell table:style-name="ce1" table:number-columns-repeated="4"/>
          <table:table-cell table:style-name="ce7"/>
          <table:table-cell table:style-name="ce1"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table:formula="of:=AVERAGE([.D6:.I6])" office:value-type="float" office:value="200.666666666667" calcext:value-type="float">
            <text:p>201</text:p>
          </table:table-cell>
          <table:table-cell table:formula="of:=STDEV([.D6:.I6])" office:value-type="float" office:value="3.44480284873702" calcext:value-type="float">
            <text:p>3,4</text:p>
          </table:table-cell>
          <table:table-cell table:formula="of:=[.C6]/5*1023 - [.J6]" office:value-type="float" office:value="3.93333333333337" calcext:value-type="float">
            <text:p>3,93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table:formula="of:=AVERAGE([.D7:.I7])" office:value-type="float" office:value="395.833333333333" calcext:value-type="float">
            <text:p>396</text:p>
          </table:table-cell>
          <table:table-cell table:formula="of:=STDEV([.D7:.I7])" office:value-type="float" office:value="3.06050104830347" calcext:value-type="float">
            <text:p>3,1</text:p>
          </table:table-cell>
          <table:table-cell table:formula="of:=[.C7]/5*1023 - [.J7]" office:value-type="float" office:value="13.3666666666667" calcext:value-type="float">
            <text:p>13,37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3" calcext:value-type="float">
            <text:p>593</text:p>
          </table:table-cell>
          <table:table-cell office:value-type="float" office:value="601" calcext:value-type="float">
            <text:p>601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table:formula="of:=AVERAGE([.D8:.I8])" office:value-type="float" office:value="596.166666666667" calcext:value-type="float">
            <text:p>596</text:p>
          </table:table-cell>
          <table:table-cell table:formula="of:=STDEV([.D8:.I8])" office:value-type="float" office:value="2.71416039810964" calcext:value-type="float">
            <text:p>2,7</text:p>
          </table:table-cell>
          <table:table-cell table:formula="of:=[.C8]/5*1023 - [.J8]" office:value-type="float" office:value="17.6333333333333" calcext:value-type="float">
            <text:p>17,63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797" calcext:value-type="float">
            <text:p>797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9" calcext:value-type="float">
            <text:p>799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table:formula="of:=AVERAGE([.D9:.I9])" office:value-type="float" office:value="795.5" calcext:value-type="float">
            <text:p>796</text:p>
          </table:table-cell>
          <table:table-cell table:formula="of:=STDEV([.D9:.I9])" office:value-type="float" office:value="2.16794833886788" calcext:value-type="float">
            <text:p>2,2</text:p>
          </table:table-cell>
          <table:table-cell table:formula="of:=[.C9]/5*1023 - [.J9]" office:value-type="float" office:value="22.9000000000001" calcext:value-type="float">
            <text:p>22,90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.25" calcext:value-type="float">
            <text:p>4,25</text:p>
          </table:table-cell>
          <table:table-cell office:value-type="float" office:value="846" calcext:value-type="float">
            <text:p>846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table:formula="of:=AVERAGE([.D10:.I10])" office:value-type="float" office:value="843.666666666667" calcext:value-type="float">
            <text:p>844</text:p>
          </table:table-cell>
          <table:table-cell table:formula="of:=STDEV([.D10:.I10])" office:value-type="float" office:value="1.36626010212795" calcext:value-type="float">
            <text:p>1,4</text:p>
          </table:table-cell>
          <table:table-cell table:formula="of:=[.C10]/5*1023 - [.J10]" office:value-type="float" office:value="25.8833333333333" calcext:value-type="float">
            <text:p>25,88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.4" calcext:value-type="float">
            <text:p>4,4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table:formula="of:=AVERAGE([.D11:.I11])" office:value-type="float" office:value="863.833333333333" calcext:value-type="float">
            <text:p>864</text:p>
          </table:table-cell>
          <table:table-cell table:formula="of:=STDEV([.D11:.I11])" office:value-type="float" office:value="0.752772652709081" calcext:value-type="float">
            <text:p>0,8</text:p>
          </table:table-cell>
          <table:table-cell table:formula="of:=[.C11]/5*1023 - [.J11]" office:value-type="float" office:value="36.4066666666668" calcext:value-type="float">
            <text:p>36,41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4.5" calcext:value-type="float">
            <text:p>4,5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table:formula="of:=AVERAGE([.D12:.I12])" office:value-type="float" office:value="866.5" calcext:value-type="float">
            <text:p>867</text:p>
          </table:table-cell>
          <table:table-cell table:formula="of:=STDEV([.D12:.I12])" office:value-type="float" office:value="1.6431676725155" calcext:value-type="float">
            <text:p>1,6</text:p>
          </table:table-cell>
          <table:table-cell table:formula="of:=[.C12]/5*1023 - [.J12]" office:value-type="float" office:value="54.2" calcext:value-type="float">
            <text:p>54,20</text:p>
          </table:table-cell>
          <table:table-cell table:number-columns-repeated="4"/>
          <table:table-cell table:style-name="ce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  <table:table-cell office:value-type="float" office:value="875" calcext:value-type="float">
            <text:p>875</text:p>
          </table:table-cell>
          <table:table-cell table:formula="of:=AVERAGE([.D13:.I13])" office:value-type="float" office:value="872.833333333333" calcext:value-type="float">
            <text:p>873</text:p>
          </table:table-cell>
          <table:table-cell table:formula="of:=STDEV([.D13:.I13])" office:value-type="float" office:value="1.72240142436851" calcext:value-type="float">
            <text:p>1,7</text:p>
          </table:table-cell>
          <table:table-cell table:formula="of:=[.C13]/5*1023 - [.J13]" office:value-type="float" office:value="150.166666666667" calcext:value-type="float">
            <text:p>150,17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f voltage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medel</text:p>
          </table:table-cell>
          <table:table-cell table:style-name="ce2" office:value-type="string" calcext:value-type="string">
            <text:p>stdav</text:p>
          </table:table-cell>
          <table:table-cell table:style-name="ce2" office:value-type="string" calcext:value-type="string">
            <text:p>AD-diff</text:p>
          </table:table-cell>
          <table:table-cell table:style-name="ce1" table:number-columns-repeated="3"/>
          <table:table-cell table:number-columns-repeated="7"/>
          <table:table-cell table:style-name="ce1" table:number-columns-repeated="99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AVERAGE([.D15:.I15])" office:value-type="float" office:value="7.66666666666667" calcext:value-type="float">
            <text:p>8</text:p>
          </table:table-cell>
          <table:table-cell table:formula="of:=STDEV([.D15:.I15])" office:value-type="float" office:value="0.516397779494322" calcext:value-type="float">
            <text:p>0,5</text:p>
          </table:table-cell>
          <table:table-cell table:formula="of:=[.C15]/5*1023 - [.J15]" office:value-type="float" office:value="-7.66666666666667" calcext:value-type="float">
            <text:p>-7,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formula="of:=AVERAGE([.D16:.I16])" office:value-type="float" office:value="202" calcext:value-type="float">
            <text:p>202</text:p>
          </table:table-cell>
          <table:table-cell table:formula="of:=STDEV([.D16:.I16])" office:value-type="float" office:value="1.78885438199983" calcext:value-type="float">
            <text:p>1,8</text:p>
          </table:table-cell>
          <table:table-cell table:formula="of:=[.C16]/5*1023 - [.J16]" office:value-type="float" office:value="2.60000000000002" calcext:value-type="float">
            <text:p>2,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formula="of:=AVERAGE([.D17:.I17])" office:value-type="float" office:value="401" calcext:value-type="float">
            <text:p>401</text:p>
          </table:table-cell>
          <table:table-cell table:formula="of:=STDEV([.D17:.I17])" office:value-type="float" office:value="1.78885438199983" calcext:value-type="float">
            <text:p>1,8</text:p>
          </table:table-cell>
          <table:table-cell table:formula="of:=[.C17]/5*1023 - [.J17]" office:value-type="float" office:value="8.20000000000005" calcext:value-type="float">
            <text:p>8,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6" calcext:value-type="float">
            <text:p>596</text:p>
          </table:table-cell>
          <table:table-cell table:formula="of:=AVERAGE([.D18:.I18])" office:value-type="float" office:value="592.5" calcext:value-type="float">
            <text:p>593</text:p>
          </table:table-cell>
          <table:table-cell table:formula="of:=STDEV([.D18:.I18])" office:value-type="float" office:value="2.07364413533277" calcext:value-type="float">
            <text:p>2,1</text:p>
          </table:table-cell>
          <table:table-cell table:formula="of:=[.C18]/5*1023 - [.J18]" office:value-type="float" office:value="21.3" calcext:value-type="float">
            <text:p>21,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8" calcext:value-type="float">
            <text:p>798</text:p>
          </table:table-cell>
          <table:table-cell table:formula="of:=AVERAGE([.D19:.I19])" office:value-type="float" office:value="794.5" calcext:value-type="float">
            <text:p>795</text:p>
          </table:table-cell>
          <table:table-cell table:formula="of:=STDEV([.D19:.I19])" office:value-type="float" office:value="2.94957624075052" calcext:value-type="float">
            <text:p>2,9</text:p>
          </table:table-cell>
          <table:table-cell table:formula="of:=[.C19]/5*1023 - [.J19]" office:value-type="float" office:value="23.9000000000001" calcext:value-type="float">
            <text:p>23,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table:formula="of:=AVERAGE([.D20:.I20])" office:value-type="float" office:value="843.666666666667" calcext:value-type="float">
            <text:p>844</text:p>
          </table:table-cell>
          <table:table-cell table:formula="of:=STDEV([.D20:.I20])" office:value-type="float" office:value="1.36626010212795" calcext:value-type="float">
            <text:p>1,4</text:p>
          </table:table-cell>
          <table:table-cell table:formula="of:=[.C20]/5*1023 - [.J20]" office:value-type="float" office:value="25.8833333333333" calcext:value-type="float">
            <text:p>25,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4.4" calcext:value-type="float">
            <text:p>4,4</text:p>
          </table:table-cell>
          <table:table-cell office:value-type="float" office:value="870" calcext:value-type="float">
            <text:p>870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64" calcext:value-type="float">
            <text:p>864</text:p>
          </table:table-cell>
          <table:table-cell table:formula="of:=AVERAGE([.D21:.I21])" office:value-type="float" office:value="869" calcext:value-type="float">
            <text:p>869</text:p>
          </table:table-cell>
          <table:table-cell table:formula="of:=STDEV([.D21:.I21])" office:value-type="float" office:value="3.57770876399966" calcext:value-type="float">
            <text:p>3,6</text:p>
          </table:table-cell>
          <table:table-cell table:formula="of:=[.C21]/5*1023 - [.J21]" office:value-type="float" office:value="31.2400000000001" calcext:value-type="float">
            <text:p>31,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4.5" calcext:value-type="float">
            <text:p>4,5</text:p>
          </table:table-cell>
          <table:table-cell table:number-columns-repeated="4"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table:formula="of:=AVERAGE([.D22:.I22])" office:value-type="float" office:value="869.166666666667" calcext:value-type="float">
            <text:p>869</text:p>
          </table:table-cell>
          <table:table-cell table:formula="of:=STDEV([.D22:.I22])" office:value-type="float" office:value="0.408248290463863" calcext:value-type="float">
            <text:p>0,4</text:p>
          </table:table-cell>
          <table:table-cell table:formula="of:=[.C22]/5*1023 - [.J22]" office:value-type="float" office:value="51.5333333333334" calcext:value-type="float">
            <text:p>51,53</text:p>
          </table:table-cell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table:formula="of:=AVERAGE([.D23:.I23])" office:value-type="float" office:value="876.833333333333" calcext:value-type="float">
            <text:p>877</text:p>
          </table:table-cell>
          <table:table-cell table:formula="of:=STDEV([.D23:.I23])" office:value-type="float" office:value="1.32916013582513" calcext:value-type="float">
            <text:p>1,3</text:p>
          </table:table-cell>
          <table:table-cell table:formula="of:=[.C23]/5*1023 - [.J23]" office:value-type="float" office:value="146.166666666667" calcext:value-type="float">
            <text:p>146,17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f voltage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medel</text:p>
          </table:table-cell>
          <table:table-cell table:style-name="ce2" office:value-type="string" calcext:value-type="string">
            <text:p>stdav</text:p>
          </table:table-cell>
          <table:table-cell table:style-name="ce2" office:value-type="string" calcext:value-type="string">
            <text:p>AD-dif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D25:.I25])" office:value-type="float" office:value="8.66666666666667" calcext:value-type="float">
            <text:p>9</text:p>
          </table:table-cell>
          <table:table-cell table:formula="of:=STDEV([.D25:.I25])" office:value-type="float" office:value="1.63299316185545" calcext:value-type="float">
            <text:p>1,6</text:p>
          </table:table-cell>
          <table:table-cell table:formula="of:=[.C25]/5*1023 - [.J25]" office:value-type="float" office:value="-8.66666666666667" calcext:value-type="float">
            <text:p>-8,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formula="of:=AVERAGE([.D26:.I26])" office:value-type="float" office:value="198.666666666667" calcext:value-type="float">
            <text:p>199</text:p>
          </table:table-cell>
          <table:table-cell table:formula="of:=STDEV([.D26:.I26])" office:value-type="float" office:value="2.58198889747161" calcext:value-type="float">
            <text:p>2,6</text:p>
          </table:table-cell>
          <table:table-cell table:formula="of:=[.C26]/5*1023 - [.J26]" office:value-type="float" office:value="5.93333333333337" calcext:value-type="float">
            <text:p>5,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table:formula="of:=AVERAGE([.D27:.I27])" office:value-type="float" office:value="397.333333333333" calcext:value-type="float">
            <text:p>397</text:p>
          </table:table-cell>
          <table:table-cell table:formula="of:=STDEV([.D27:.I27])" office:value-type="float" office:value="1.36626010212795" calcext:value-type="float">
            <text:p>1,4</text:p>
          </table:table-cell>
          <table:table-cell table:formula="of:=[.C27]/5*1023 - [.J27]" office:value-type="float" office:value="11.8666666666667" calcext:value-type="float">
            <text:p>11,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4" calcext:value-type="float">
            <text:p>594</text:p>
          </table:table-cell>
          <table:table-cell office:value-type="float" office:value="600" calcext:value-type="float">
            <text:p>600</text:p>
          </table:table-cell>
          <table:table-cell table:formula="of:=AVERAGE([.D28:.I28])" office:value-type="float" office:value="595.833333333333" calcext:value-type="float">
            <text:p>596</text:p>
          </table:table-cell>
          <table:table-cell table:formula="of:=STDEV([.D28:.I28])" office:value-type="float" office:value="2.31660671385254" calcext:value-type="float">
            <text:p>2,3</text:p>
          </table:table-cell>
          <table:table-cell table:formula="of:=[.C28]/5*1023 - [.J28]" office:value-type="float" office:value="17.9666666666666" calcext:value-type="float">
            <text:p>17,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formula="of:=AVERAGE([.D29:.I29])" office:value-type="float" office:value="794.833333333333" calcext:value-type="float">
            <text:p>795</text:p>
          </table:table-cell>
          <table:table-cell table:formula="of:=STDEV([.D29:.I29])" office:value-type="float" office:value="0.752772652709081" calcext:value-type="float">
            <text:p>0,8</text:p>
          </table:table-cell>
          <table:table-cell table:formula="of:=[.C29]/5*1023 - [.J29]" office:value-type="float" office:value="23.5666666666667" calcext:value-type="float">
            <text:p>23,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4.25" calcext:value-type="float">
            <text:p>4,25</text:p>
          </table:table-cell>
          <table:table-cell office:value-type="float" office:value="845" calcext:value-type="float">
            <text:p>845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842" calcext:value-type="float">
            <text:p>842</text:p>
          </table:table-cell>
          <table:table-cell table:number-columns-repeated="2" office:value-type="float" office:value="843" calcext:value-type="float">
            <text:p>843</text:p>
          </table:table-cell>
          <table:table-cell table:formula="of:=AVERAGE([.D30:.I30])" office:value-type="float" office:value="842.666666666667" calcext:value-type="float">
            <text:p>843</text:p>
          </table:table-cell>
          <table:table-cell table:formula="of:=STDEV([.D30:.I30])" office:value-type="float" office:value="1.36626010212795" calcext:value-type="float">
            <text:p>1,4</text:p>
          </table:table-cell>
          <table:table-cell table:formula="of:=[.C30]/5*1023 - [.J30]" office:value-type="float" office:value="26.8833333333333" calcext:value-type="float">
            <text:p>26,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table:formula="of:=AVERAGE([.D31:.I31])" office:value-type="float" office:value="864.5" calcext:value-type="float">
            <text:p>865</text:p>
          </table:table-cell>
          <table:table-cell table:formula="of:=STDEV([.D31:.I31])" office:value-type="float" office:value="2.34520787991171" calcext:value-type="float">
            <text:p>2,3</text:p>
          </table:table-cell>
          <table:table-cell table:formula="of:=[.C31]/5*1023 - [.J31]" office:value-type="float" office:value="35.7400000000001" calcext:value-type="float">
            <text:p>35,74</text:p>
          </table:table-cell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S3</text:p>
          </table:table-cell>
          <table:table-cell office:value-type="float" office:value="4.5" calcext:value-type="float">
            <text:p>4,5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67" calcext:value-type="float">
            <text:p>867</text:p>
          </table:table-cell>
          <table:table-cell table:formula="of:=AVERAGE([.D32:.I32])" office:value-type="float" office:value="867.5" calcext:value-type="float">
            <text:p>868</text:p>
          </table:table-cell>
          <table:table-cell table:formula="of:=STDEV([.D32:.I32])" office:value-type="float" office:value="1.22474487139159" calcext:value-type="float">
            <text:p>1,2</text:p>
          </table:table-cell>
          <table:table-cell table:formula="of:=[.C32]/5*1023 - [.J32]" office:value-type="float" office:value="53.2000000000001" calcext:value-type="float">
            <text:p>53,20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float" office:value="5" calcext:value-type="float">
            <text:p>5</text:p>
          </table:table-cell>
          <table:table-cell office:value-type="float" office:value="875" calcext:value-type="float">
            <text:p>875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table:formula="of:=AVERAGE([.D33:.I33])" office:value-type="float" office:value="872.833333333333" calcext:value-type="float">
            <text:p>873</text:p>
          </table:table-cell>
          <table:table-cell table:formula="of:=STDEV([.D33:.I33])" office:value-type="float" office:value="1.72240142436851" calcext:value-type="float">
            <text:p>1,7</text:p>
          </table:table-cell>
          <table:table-cell table:formula="of:=[.C33]/5*1023 - [.J33]" office:value-type="float" office:value="150.166666666667" calcext:value-type="float">
            <text:p>150,17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f voltage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medel</text:p>
          </table:table-cell>
          <table:table-cell table:style-name="ce2" office:value-type="string" calcext:value-type="string">
            <text:p>stdav</text:p>
          </table:table-cell>
          <table:table-cell table:style-name="ce2" office:value-type="string" calcext:value-type="string">
            <text:p>AD-diff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D35:.I35])" office:value-type="float" office:value="7.83333333333333" calcext:value-type="float">
            <text:p>8</text:p>
          </table:table-cell>
          <table:table-cell table:formula="of:=STDEV([.D35:.I35])" office:value-type="float" office:value="0.408248290463863" calcext:value-type="float">
            <text:p>0,4</text:p>
          </table:table-cell>
          <table:table-cell table:formula="of:=[.C35]/5*1023 - [.J35]" office:value-type="float" office:value="-7.83333333333333" calcext:value-type="float">
            <text:p>-7,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table:formula="of:=AVERAGE([.D36:.I36])" office:value-type="float" office:value="201.333333333333" calcext:value-type="float">
            <text:p>201</text:p>
          </table:table-cell>
          <table:table-cell table:formula="of:=STDEV([.D36:.I36])" office:value-type="float" office:value="2.16024689946929" calcext:value-type="float">
            <text:p>2,2</text:p>
          </table:table-cell>
          <table:table-cell table:formula="of:=[.C36]/5*1023 - [.J36]" office:value-type="float" office:value="3.26666666666668" calcext:value-type="float">
            <text:p>3,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formula="of:=AVERAGE([.D37:.I37])" office:value-type="float" office:value="400.166666666667" calcext:value-type="float">
            <text:p>400</text:p>
          </table:table-cell>
          <table:table-cell table:formula="of:=STDEV([.D37:.I37])" office:value-type="float" office:value="1.16904519445001" calcext:value-type="float">
            <text:p>1,2</text:p>
          </table:table-cell>
          <table:table-cell table:formula="of:=[.C37]/5*1023 - [.J37]" office:value-type="float" office:value="9.03333333333336" calcext:value-type="float">
            <text:p>9,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table:formula="of:=AVERAGE([.D38:.I38])" office:value-type="float" office:value="591.833333333333" calcext:value-type="float">
            <text:p>592</text:p>
          </table:table-cell>
          <table:table-cell table:formula="of:=STDEV([.D38:.I38])" office:value-type="float" office:value="1.47196014438797" calcext:value-type="float">
            <text:p>1,5</text:p>
          </table:table-cell>
          <table:table-cell table:formula="of:=[.C38]/5*1023 - [.J38]" office:value-type="float" office:value="21.9666666666666" calcext:value-type="float">
            <text:p>21,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table:formula="of:=AVERAGE([.D39:.I39])" office:value-type="float" office:value="794.666666666667" calcext:value-type="float">
            <text:p>795</text:p>
          </table:table-cell>
          <table:table-cell table:formula="of:=STDEV([.D39:.I39])" office:value-type="float" office:value="2.58198889747161" calcext:value-type="float">
            <text:p>2,6</text:p>
          </table:table-cell>
          <table:table-cell table:formula="of:=[.C39]/5*1023 - [.J39]" office:value-type="float" office:value="23.7333333333335" calcext:value-type="float">
            <text:p>23,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table:formula="of:=AVERAGE([.D40:.I40])" office:value-type="float" office:value="843.333333333333" calcext:value-type="float">
            <text:p>843</text:p>
          </table:table-cell>
          <table:table-cell table:formula="of:=STDEV([.D40:.I40])" office:value-type="float" office:value="2.16024689946929" calcext:value-type="float">
            <text:p>2,2</text:p>
          </table:table-cell>
          <table:table-cell table:formula="of:=[.C40]/5*1023 - [.J40]" office:value-type="float" office:value="26.2166666666666" calcext:value-type="float">
            <text:p>26,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4.4" calcext:value-type="float">
            <text:p>4,4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table:formula="of:=AVERAGE([.D41:.I41])" office:value-type="float" office:value="867" calcext:value-type="float">
            <text:p>867</text:p>
          </table:table-cell>
          <table:table-cell table:formula="of:=STDEV([.D41:.I41])" office:value-type="float" office:value="1.26491106406735" calcext:value-type="float">
            <text:p>1,3</text:p>
          </table:table-cell>
          <table:table-cell table:formula="of:=[.C41]/5*1023 - [.J41]" office:value-type="float" office:value="33.2400000000001" calcext:value-type="float">
            <text:p>33,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7" calcext:value-type="float">
            <text:p>867</text:p>
          </table:table-cell>
          <table:table-cell table:formula="of:=AVERAGE([.D42:.I42])" office:value-type="float" office:value="869.666666666667" calcext:value-type="float">
            <text:p>870</text:p>
          </table:table-cell>
          <table:table-cell table:formula="of:=STDEV([.D42:.I42])" office:value-type="float" office:value="1.63299316185545" calcext:value-type="float">
            <text:p>1,6</text:p>
          </table:table-cell>
          <table:table-cell table:formula="of:=[.C42]/5*1023 - [.J42]" office:value-type="float" office:value="51.0333333333334" calcext:value-type="float">
            <text:p>51,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table:formula="of:=AVERAGE([.D43:.I43])" office:value-type="float" office:value="876.666666666667" calcext:value-type="float">
            <text:p>877</text:p>
          </table:table-cell>
          <table:table-cell table:formula="of:=STDEV([.D43:.I43])" office:value-type="float" office:value="1.211060141639" calcext:value-type="float">
            <text:p>1,2</text:p>
          </table:table-cell>
          <table:table-cell table:formula="of:=[.C43]/5*1023 - [.J43]" office:value-type="float" office:value="146.333333333333" calcext:value-type="float">
            <text:p>146,3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"/>
          <table:table-cell table:style-name="ce6" table:number-columns-repeated="6"/>
          <table:table-cell table:number-columns-repeated="100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style-name="ce6" table:number-columns-repeated="4"/>
          <table:table-cell table:number-columns-repeated="1000"/>
        </table:table-row>
      </table:table>
      <table:named-expressions/>
      <table:database-ranges>
        <table:database-range table:name="__Anonymous_Sheet_DB__0" table:target-range-address="Calib.B4:Calib.K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</meta:initial-creator>
    <meta:creation-date>2017-07-24T13:47:32.232160018</meta:creation-date>
    <dc:date>2017-07-24T15:40:47.681296972</dc:date>
    <dc:creator>Markus </dc:creator>
    <meta:editing-duration>PT27M9S</meta:editing-duration>
    <meta:editing-cycles>5</meta:editing-cycles>
    <meta:generator>LibreOffice/5.2.7.2$Linux_X86_64 LibreOffice_project/20m0$Build-2</meta:generator>
    <meta:document-statistic meta:table-count="1" meta:cell-count="4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1</text:p>
        </chart:title>
        <chart:legend chart:legend-position="end" svg:x="9.731cm" svg:y="2.827cm" style:legend-expansion="high" chart:style-name="ch3"/>
        <chart:plot-area chart:style-name="ch4" table:cell-range-address="Calib.F11:Calib.F11 Calib.C5:Calib.C13 Calib.J4:Calib.K1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  <chart:grid chart:style-name="ch7" chart:class="major"/>
          </chart:axis>
          <chart:axis chart:dimension="y" chart:name="primary-y" chart:style-name="ch8">
            <chart:title svg:x="0.451cm" svg:y="3.732cm" chart:style-name="ch9">
              <text:p>adc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Calib.J5:Calib.J13" chart:label-cell-address="Calib.J4:Calib.J4" chart:class="chart:scatter">
            <chart:domain table:cell-range-address="Calib.C5:Calib.C13"/>
            <chart:data-point chart:repeated="9"/>
          </chart:series>
          <chart:series chart:attached-axis="secondary-y" chart:style-name="ch12" chart:values-cell-range-address="Calib.K5:Calib.K13" chart:label-cell-address="Calib.K4:Calib.K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el</text:p>
                <draw:g>
                  <svg:desc>Calib.J4:Calib.J4</svg:desc>
                </draw:g>
              </table:table-cell>
              <table:table-cell office:value-type="string">
                <text:p>stdav</text:p>
                <draw:g>
                  <svg:desc>Calib.K4:Calib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C5:Calib.C13</svg:desc>
                </draw:g>
              </table:table-cell>
              <table:table-cell office:value-type="float" office:value="8.16666666666667">
                <text:p>8.16666666666667</text:p>
                <draw:g>
                  <svg:desc>Calib.J5:Calib.J13</svg:desc>
                </draw:g>
              </table:table-cell>
              <table:table-cell office:value-type="float" office:value="1.16904519445001">
                <text:p>1.16904519445001</text:p>
                <draw:g>
                  <svg:desc>Calib.K5:Calib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0.666666666667">
                <text:p>200.666666666667</text:p>
              </table:table-cell>
              <table:table-cell office:value-type="float" office:value="3.44480284873702">
                <text:p>3.44480284873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5.833333333333">
                <text:p>395.833333333333</text:p>
              </table:table-cell>
              <table:table-cell office:value-type="float" office:value="3.06050104830347">
                <text:p>3.06050104830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6.166666666667">
                <text:p>596.166666666667</text:p>
              </table:table-cell>
              <table:table-cell office:value-type="float" office:value="2.71416039810964">
                <text:p>2.71416039810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5.5">
                <text:p>795.5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666666666667">
                <text:p>843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3.833333333333">
                <text:p>863.833333333333</text:p>
              </table:table-cell>
              <table:table-cell office:value-type="float" office:value="0.752772652709081">
                <text:p>0.752772652709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6.5">
                <text:p>866.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2.833333333333">
                <text:p>872.833333333333</text:p>
              </table:table-cell>
              <table:table-cell office:value-type="float" office:value="1.72240142436851">
                <text:p>1.72240142436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61cm" xlink:href=".." xlink:type="simple" chart:class="chart:scatter" chart:style-name="ch1">
        <chart:title svg:x="5.652cm" svg:y="0.271cm" chart:style-name="ch2">
          <text:p>S2</text:p>
        </chart:title>
        <chart:legend chart:legend-position="end" svg:x="9.731cm" svg:y="2.832cm" style:legend-expansion="high" chart:style-name="ch3"/>
        <chart:plot-area chart:style-name="ch4" table:cell-range-address="Calib.C14:Calib.C23 Calib.J14:Calib.K23" chart:data-source-has-labels="row" svg:x="1.251cm" svg:y="1.185cm" svg:width="8.24cm" svg:height="4.46cm">
          <chartooo:coordinate-region svg:x="2.243cm" svg:y="1.385cm" svg:width="6.52cm" svg:height="3.613cm"/>
          <chart:axis chart:dimension="x" chart:name="primary-x" chart:style-name="ch5">
            <chart:title svg:x="5.076cm" svg:y="5.78cm" chart:style-name="ch6">
              <text:p>volt</text:p>
            </chart:title>
            <chart:grid chart:style-name="ch7" chart:class="major"/>
          </chart:axis>
          <chart:axis chart:dimension="y" chart:name="primary-y" chart:style-name="ch8">
            <chart:title svg:x="0.451cm" svg:y="3.737cm" chart:style-name="ch9">
              <text:p>adc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Calib.J15:Calib.J23" chart:label-cell-address="Calib.J14:Calib.J14" chart:class="chart:scatter">
            <chart:domain table:cell-range-address="Calib.C15:Calib.C23"/>
            <chart:data-point chart:repeated="9"/>
          </chart:series>
          <chart:series chart:attached-axis="secondary-y" chart:style-name="ch12" chart:values-cell-range-address="Calib.K15:Calib.K23" chart:label-cell-address="Calib.K14:Calib.K1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el</text:p>
                <draw:g>
                  <svg:desc>Calib.J14:Calib.J14</svg:desc>
                </draw:g>
              </table:table-cell>
              <table:table-cell office:value-type="string">
                <text:p>stdav</text:p>
                <draw:g>
                  <svg:desc>Calib.K14:Calib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C15:Calib.C23</svg:desc>
                </draw:g>
              </table:table-cell>
              <table:table-cell office:value-type="float" office:value="7.66666666666667">
                <text:p>7.66666666666667</text:p>
                <draw:g>
                  <svg:desc>Calib.J15:Calib.J23</svg:desc>
                </draw:g>
              </table:table-cell>
              <table:table-cell office:value-type="float" office:value="0.516397779494322">
                <text:p>0.516397779494322</text:p>
                <draw:g>
                  <svg:desc>Calib.K15:Calib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2.5">
                <text:p>592.5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5">
                <text:p>794.5</text:p>
              </table:table-cell>
              <table:table-cell office:value-type="float" office:value="2.94957624075052">
                <text:p>2.94957624075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666666666667">
                <text:p>843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9">
                <text:p>869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9.166666666667">
                <text:p>869.166666666667</text:p>
              </table:table-cell>
              <table:table-cell office:value-type="float" office:value="0.408248290463863">
                <text:p>0.40824829046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6.833333333333">
                <text:p>876.833333333333</text:p>
              </table:table-cell>
              <table:table-cell office:value-type="float" office:value="1.32916013582513">
                <text:p>1.329160135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3</text:p>
        </chart:title>
        <chart:legend chart:legend-position="end" svg:x="9.731cm" svg:y="2.827cm" style:legend-expansion="high" chart:style-name="ch3"/>
        <chart:plot-area chart:style-name="ch4" table:cell-range-address="Calib.C24:Calib.C33 Calib.J24:Calib.K3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</chart:axis>
          <chart:axis chart:dimension="y" chart:name="primary-y" chart:style-name="ch7">
            <chart:title svg:x="0.451cm" svg:y="3.732cm" chart:style-name="ch8">
              <text:p>adc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.J25:Calib.J33" chart:label-cell-address="Calib.J24:Calib.J24" chart:class="chart:scatter">
            <chart:domain table:cell-range-address="Calib.C25:Calib.C33"/>
            <chart:data-point chart:repeated="9"/>
          </chart:series>
          <chart:series chart:attached-axis="secondary-y" chart:style-name="ch12" chart:values-cell-range-address="Calib.K25:Calib.K33" chart:label-cell-address="Calib.K24:Calib.K2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el</text:p>
                <draw:g>
                  <svg:desc>Calib.J24:Calib.J24</svg:desc>
                </draw:g>
              </table:table-cell>
              <table:table-cell office:value-type="string">
                <text:p>stdav</text:p>
                <draw:g>
                  <svg:desc>Calib.K24:Calib.K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C25:Calib.C33</svg:desc>
                </draw:g>
              </table:table-cell>
              <table:table-cell office:value-type="float" office:value="8.66666666666667">
                <text:p>8.66666666666667</text:p>
                <draw:g>
                  <svg:desc>Calib.J25:Calib.J33</svg:desc>
                </draw:g>
              </table:table-cell>
              <table:table-cell office:value-type="float" office:value="1.63299316185545">
                <text:p>1.63299316185545</text:p>
                <draw:g>
                  <svg:desc>Calib.K25:Calib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2.58198889747161">
                <text:p>2.58198889747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5.833333333333">
                <text:p>595.833333333333</text:p>
              </table:table-cell>
              <table:table-cell office:value-type="float" office:value="2.31660671385254">
                <text:p>2.31660671385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833333333333">
                <text:p>794.833333333333</text:p>
              </table:table-cell>
              <table:table-cell office:value-type="float" office:value="0.752772652709081">
                <text:p>0.752772652709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2.666666666667">
                <text:p>842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4.5">
                <text:p>864.5</text:p>
              </table:table-cell>
              <table:table-cell office:value-type="float" office:value="2.34520787991171">
                <text:p>2.3452078799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7.5">
                <text:p>867.5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2.833333333333">
                <text:p>872.833333333333</text:p>
              </table:table-cell>
              <table:table-cell office:value-type="float" office:value="1.72240142436851">
                <text:p>1.72240142436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4</text:p>
        </chart:title>
        <chart:legend chart:legend-position="end" svg:x="9.731cm" svg:y="2.827cm" style:legend-expansion="high" chart:style-name="ch3"/>
        <chart:plot-area chart:style-name="ch4" table:cell-range-address="Calib.C34:Calib.C43 Calib.J34:Calib.K4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</chart:axis>
          <chart:axis chart:dimension="y" chart:name="primary-y" chart:style-name="ch7">
            <chart:title svg:x="0.451cm" svg:y="3.732cm" chart:style-name="ch8">
              <text:p>adc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.J35:Calib.J43" chart:label-cell-address="Calib.J34:Calib.J34" chart:class="chart:scatter">
            <chart:domain table:cell-range-address="Calib.C35:Calib.C43"/>
            <chart:data-point chart:repeated="9"/>
          </chart:series>
          <chart:series chart:attached-axis="secondary-y" chart:style-name="ch12" chart:values-cell-range-address="Calib.K35:Calib.K43" chart:label-cell-address="Calib.K34:Calib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el</text:p>
                <draw:g>
                  <svg:desc>Calib.J34:Calib.J34</svg:desc>
                </draw:g>
              </table:table-cell>
              <table:table-cell office:value-type="string">
                <text:p>stdav</text:p>
                <draw:g>
                  <svg:desc>Calib.K34:Calib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C35:Calib.C43</svg:desc>
                </draw:g>
              </table:table-cell>
              <table:table-cell office:value-type="float" office:value="7.83333333333333">
                <text:p>7.83333333333333</text:p>
                <draw:g>
                  <svg:desc>Calib.J35:Calib.J43</svg:desc>
                </draw:g>
              </table:table-cell>
              <table:table-cell office:value-type="float" office:value="0.408248290463863">
                <text:p>0.408248290463863</text:p>
                <draw:g>
                  <svg:desc>Calib.K35:Calib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0.166666666667">
                <text:p>400.166666666667</text:p>
              </table:table-cell>
              <table:table-cell office:value-type="float" office:value="1.16904519445001">
                <text:p>1.1690451944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1.833333333333">
                <text:p>591.833333333333</text:p>
              </table:table-cell>
              <table:table-cell office:value-type="float" office:value="1.47196014438797">
                <text:p>1.47196014438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666666666667">
                <text:p>794.666666666667</text:p>
              </table:table-cell>
              <table:table-cell office:value-type="float" office:value="2.58198889747161">
                <text:p>2.58198889747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333333333333">
                <text:p>843.333333333333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7">
                <text:p>867</text:p>
              </table:table-cell>
              <table:table-cell office:value-type="float" office:value="1.26491106406735">
                <text:p>1.26491106406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9.666666666667">
                <text:p>869.666666666667</text:p>
              </table:table-cell>
              <table:table-cell office:value-type="float" office:value="1.63299316185545">
                <text:p>1.63299316185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6.666666666667">
                <text:p>876.666666666667</text:p>
              </table:table-cell>
              <table:table-cell office:value-type="float" office:value="1.211060141639">
                <text:p>1.211060141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65cm" svg:height="7.012cm" xlink:href=".." xlink:type="simple" chart:class="chart:scatter" chart:style-name="ch1">
        <chart:title svg:x="4.932cm" svg:y="0.276cm" chart:style-name="ch2">
          <text:p>AD value diff</text:p>
        </chart:title>
        <chart:legend chart:legend-position="end" svg:x="10.698cm" svg:y="2.46cm" style:legend-expansion="high" chart:style-name="ch3"/>
        <chart:plot-area chart:style-name="ch4" table:cell-range-address="Calib.F11:Calib.F11 Calib.C5:Calib.C13 Calib.L5:Calib.L13 Calib.L25:Calib.L33 Calib.L35:Calib.L43 Calib.L15:Calib.L23" chart:data-source-has-labels="row" svg:x="0.249cm" svg:y="1.195cm" svg:width="10.2cm" svg:height="5.677cm">
          <chartooo:coordinate-region svg:x="1.453cm" svg:y="1.394cm" svg:width="8.823cm" svg:height="5.2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alib.L5:Calib.L13" loext:label-string="&quot;S1&quot;" chart:class="chart:scatter">
            <chart:domain table:cell-range-address="Calib.C5:Calib.C13"/>
            <chart:data-point chart:repeated="9"/>
          </chart:series>
          <chart:series chart:style-name="ch9" chart:values-cell-range-address="Calib.L25:Calib.L33" loext:label-string="&quot;S3&quot;" chart:class="chart:scatter">
            <chart:domain table:cell-range-address="Calib.C25:Calib.C33"/>
            <chart:data-point chart:repeated="9"/>
          </chart:series>
          <chart:series chart:style-name="ch10" chart:values-cell-range-address="Calib.L35:Calib.L43" loext:label-string="&quot;S4&quot;" chart:class="chart:scatter">
            <chart:domain table:cell-range-address="Calib.C35:Calib.C43"/>
            <chart:data-point chart:repeated="9"/>
          </chart:series>
          <chart:series chart:style-name="ch11" chart:values-cell-range-address="Calib.L15:Calib.L23" loext:label-string="&quot;S2&quot;" chart:class="chart:scatter">
            <chart:domain table:cell-range-address="Calib.C15:Calib.C2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1</text:p>
              </table:table-cell>
              <table:table-cell office:value-type="string">
                <text:p>Column C</text:p>
              </table:table-cell>
              <table:table-cell office:value-type="string">
                <text:p>S3</text:p>
              </table:table-cell>
              <table:table-cell office:value-type="string">
                <text:p>Column C</text:p>
              </table:table-cell>
              <table:table-cell office:value-type="string">
                <text:p>S4</text:p>
              </table:table-cell>
              <table:table-cell office:value-type="string">
                <text:p>Column C</text:p>
              </table:table-cell>
              <table:table-cell office:value-type="string">
                <text:p>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C5:Calib.C13</svg:desc>
                </draw:g>
              </table:table-cell>
              <table:table-cell office:value-type="float" office:value="-8.16666666666667">
                <text:p>-8.16666666666667</text:p>
                <draw:g>
                  <svg:desc>Calib.L5:Calib.L13</svg:desc>
                </draw:g>
              </table:table-cell>
              <table:table-cell office:value-type="float" office:value="0">
                <text:p>0</text:p>
                <draw:g>
                  <svg:desc>Calib.C25:Calib.C33</svg:desc>
                </draw:g>
              </table:table-cell>
              <table:table-cell office:value-type="float" office:value="-8.66666666666667">
                <text:p>-8.66666666666667</text:p>
                <draw:g>
                  <svg:desc>Calib.L25:Calib.L33</svg:desc>
                </draw:g>
              </table:table-cell>
              <table:table-cell office:value-type="float" office:value="0">
                <text:p>0</text:p>
                <draw:g>
                  <svg:desc>Calib.C35:Calib.C43</svg:desc>
                </draw:g>
              </table:table-cell>
              <table:table-cell office:value-type="float" office:value="-7.83333333333333">
                <text:p>-7.83333333333333</text:p>
                <draw:g>
                  <svg:desc>Calib.L35:Calib.L43</svg:desc>
                </draw:g>
              </table:table-cell>
              <table:table-cell office:value-type="float" office:value="0">
                <text:p>0</text:p>
                <draw:g>
                  <svg:desc>Calib.C15:Calib.C23</svg:desc>
                </draw:g>
              </table:table-cell>
              <table:table-cell office:value-type="float" office:value="-7.66666666666667">
                <text:p>-7.66666666666667</text:p>
                <draw:g>
                  <svg:desc>Calib.L15:Calib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3333333333337">
                <text:p>3.93333333333337</text:p>
              </table:table-cell>
              <table:table-cell office:value-type="float" office:value="1">
                <text:p>1</text:p>
              </table:table-cell>
              <table:table-cell office:value-type="float" office:value="5.93333333333337">
                <text:p>5.93333333333337</text:p>
              </table:table-cell>
              <table:table-cell office:value-type="float" office:value="1">
                <text:p>1</text:p>
              </table:table-cell>
              <table:table-cell office:value-type="float" office:value="3.26666666666668">
                <text:p>3.26666666666668</text:p>
              </table:table-cell>
              <table:table-cell office:value-type="float" office:value="1">
                <text:p>1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3666666666667">
                <text:p>13.3666666666667</text:p>
              </table:table-cell>
              <table:table-cell office:value-type="float" office:value="2">
                <text:p>2</text:p>
              </table:table-cell>
              <table:table-cell office:value-type="float" office:value="11.8666666666667">
                <text:p>11.8666666666667</text:p>
              </table:table-cell>
              <table:table-cell office:value-type="float" office:value="2">
                <text:p>2</text:p>
              </table:table-cell>
              <table:table-cell office:value-type="float" office:value="9.03333333333336">
                <text:p>9.03333333333336</text:p>
              </table:table-cell>
              <table:table-cell office:value-type="float" office:value="2">
                <text:p>2</text:p>
              </table:table-cell>
              <table:table-cell office:value-type="float" office:value="8.20000000000005">
                <text:p>8.2000000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6333333333333">
                <text:p>17.6333333333333</text:p>
              </table:table-cell>
              <table:table-cell office:value-type="float" office:value="3">
                <text:p>3</text:p>
              </table:table-cell>
              <table:table-cell office:value-type="float" office:value="17.9666666666666">
                <text:p>17.9666666666666</text:p>
              </table:table-cell>
              <table:table-cell office:value-type="float" office:value="3">
                <text:p>3</text:p>
              </table:table-cell>
              <table:table-cell office:value-type="float" office:value="21.9666666666666">
                <text:p>21.9666666666666</text:p>
              </table:table-cell>
              <table:table-cell office:value-type="float" office:value="3">
                <text:p>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4">
                <text:p>4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4">
                <text:p>4</text:p>
              </table:table-cell>
              <table:table-cell office:value-type="float" office:value="23.7333333333335">
                <text:p>23.7333333333335</text:p>
              </table:table-cell>
              <table:table-cell office:value-type="float" office:value="4">
                <text:p>4</text:p>
              </table:table-cell>
              <table:table-cell office:value-type="float" office:value="23.9000000000001">
                <text:p>23.9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25.8833333333333">
                <text:p>25.8833333333333</text:p>
              </table:table-cell>
              <table:table-cell office:value-type="float" office:value="4.25">
                <text:p>4.25</text:p>
              </table:table-cell>
              <table:table-cell office:value-type="float" office:value="26.8833333333333">
                <text:p>26.8833333333333</text:p>
              </table:table-cell>
              <table:table-cell office:value-type="float" office:value="4.25">
                <text:p>4.25</text:p>
              </table:table-cell>
              <table:table-cell office:value-type="float" office:value="26.2166666666666">
                <text:p>26.2166666666666</text:p>
              </table:table-cell>
              <table:table-cell office:value-type="float" office:value="4.25">
                <text:p>4.25</text:p>
              </table:table-cell>
              <table:table-cell office:value-type="float" office:value="25.8833333333333">
                <text:p>25.8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36.4066666666668">
                <text:p>36.4066666666668</text:p>
              </table:table-cell>
              <table:table-cell office:value-type="float" office:value="4.4">
                <text:p>4.4</text:p>
              </table:table-cell>
              <table:table-cell office:value-type="float" office:value="35.7400000000001">
                <text:p>35.7400000000001</text:p>
              </table:table-cell>
              <table:table-cell office:value-type="float" office:value="4.4">
                <text:p>4.4</text:p>
              </table:table-cell>
              <table:table-cell office:value-type="float" office:value="33.2400000000001">
                <text:p>33.2400000000001</text:p>
              </table:table-cell>
              <table:table-cell office:value-type="float" office:value="4.4">
                <text:p>4.4</text:p>
              </table:table-cell>
              <table:table-cell office:value-type="float" office:value="31.2400000000001">
                <text:p>31.24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54.2">
                <text:p>54.2</text:p>
              </table:table-cell>
              <table:table-cell office:value-type="float" office:value="4.5">
                <text:p>4.5</text:p>
              </table:table-cell>
              <table:table-cell office:value-type="float" office:value="53.2000000000001">
                <text:p>53.2000000000001</text:p>
              </table:table-cell>
              <table:table-cell office:value-type="float" office:value="4.5">
                <text:p>4.5</text:p>
              </table:table-cell>
              <table:table-cell office:value-type="float" office:value="51.0333333333334">
                <text:p>51.0333333333334</text:p>
              </table:table-cell>
              <table:table-cell office:value-type="float" office:value="4.5">
                <text:p>4.5</text:p>
              </table:table-cell>
              <table:table-cell office:value-type="float" office:value="51.5333333333334">
                <text:p>51.5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5">
                <text:p>5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5">
                <text:p>5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5">
                <text:p>5</text:p>
              </table:table-cell>
              <table:table-cell office:value-type="float" office:value="146.166666666667">
                <text:p>146.1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